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4">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ckstory</text:p>
      <text:p text:style-name="Standard"/>
      <text:p text:style-name="Standard"><text:tab/>You're walking down an ally in the royal castle when you hear an announcement from the King. “I am willing to pay fifty gold coins to whomever can get rid of the rats in my house.” You know that you can get rid of them easy with your clarinet. So you walk to the King and tell him you will do the job and he gives you the key to his house.</text:p>
      <text:p text:style-name="Standard"/>
      <text:p text:style-name="P1">2.Objectives</text:p>
      <text:p text:style-name="P1"/>
      <text:p text:style-name="P2">When the player spawns in the King's House. They must kill the 2 rats in the room then proceed further down the room to find a giant door thats locked. The player must find three key fragments to open the door. The door leads to the basement of the house. They key will be hidden in one of the side rooms. There will be four side rooms. Once the player finds the key to the basement door they can collect the key and proceed to the door and the door will open. The player will go towards the basement and kill the mother rat. When the player kills the mother rat the player will win and the game will end.</text:p>
      <text:p text:style-name="P2"/>
      <text:p text:style-name="P1">3.HUD Elements</text:p>
      <text:p text:style-name="P2"/>
      <text:list xml:id="list7039975468707001990" text:style-name="L1">
        <text:list-item>
          <text:p text:style-name="P4">Inventory Slots – There will be 3 key pieces the player must collect. These key fragments will be in different rooms. Once the player finds all three key fragments they will be able to open the basement door. These three key pieces will be placed on the bottom left of the screen.</text:p>
        </text:list-item>
        <text:list-item>
          <text:p text:style-name="P4">Visual Health Indicator – The player will have three health points. Each health point will be a picture of a red heart. As the player is attacked by enemies, the hearts will decrease by one. These heart graphics will be placed on the top left of the screen. There will be only three health pickups in the game scattered around the room. If the player collects a health pickup the hit points will increase by one. If the player has three hit points and tries to collect a health pickup, nothing will happen.</text:p>
        </text:list-item>
        <text:list-item>
          <text:p text:style-name="P4">Visual Ammo Indicator – The ammo indicator will be musical notes. There be a maximum of eight note bullets. These will be textures golden. They will be placed on the bottom right of the players screen. </text:p>
          <text:p text:style-name="P4"/>
        </text:list-item>
      </text:list>
      <text:p text:style-name="P1">4.Interactive Elements</text:p>
      <text:p text:style-name="P1"/>
      <text:list xml:id="list6149411842451851713" text:style-name="L2">
        <text:list-item>
          <text:p text:style-name="P5">Ammo Pickup – Will be models of music notes. Each note pickup will add one ammo to the player's clarinet. There will be only five ammo pickups. The ammo pickup will look like a musical note and will be a golden color. Once an ammo pickup is picked up by the player, the pickup will not respawn.</text:p>
        </text:list-item>
        <text:list-item>
          <text:p text:style-name="P5">Health Pickup – Will be a model of a heart. These hearts will have a dark red texture. There will be only three health pickups. Once these health pickups are picked up they will not respawn. They will be placed inside the room.</text:p>
        </text:list-item>
        <text:list-item>
          <text:p text:style-name="P5">In Game Pickups – There will be three key fragments in the side rooms. Once the player has collected all three fragments they will be able to open the basement door and proceed to kill the queen rat. If the player does not collect the three key fragments, they will not be able to open the basement door.</text:p>
        </text:list-item>
        <text:list-item>
          <text:p text:style-name="P5">Attacking Enemies with A.I. – The enemies will be rats inside the room. They will be randomly placed and when you go near they will start to chase you. If you outrun them they will stop chasing you. If they touch you, you will lose one heart. You will be able to shoot them with your clarinet and it will take two musical notes to kill them. They will not respawn once killed.</text:p>
        </text:list-item>
        <text:list-item>
          <text:p text:style-name="P5"><text:soft-page-break/>Attacking Turret with A.I. – There will be wizard rats that will be on top of cabinets shooting blue magic orbs at you. If the orbs hit you they will deal one heart. These wizard rats will have one health. So you will only have to hit it once with the music notes to kill them. They will not respawn. They will look like the enemy rats but they will be standing in place and have wizard hats and a magic staff. They will be textured with a brown fur around the body and the hat will be dark blue.</text:p>
          <text:p text:style-name="P5"/>
        </text:list-item>
      </text:list>
      <text:p text:style-name="P1">5.Game Play Walk Through</text:p>
      <text:p text:style-name="P2"/>
      <text:list xml:id="list3419882442187003413" text:style-name="L3">
        <text:list-item>
          <text:p text:style-name="P6">When the player spawns in, they will spawn in at the front door as if they just walked in the room. The room will have massive stone columns on the left and right. There will be a giant door opposite from the player across the room. The door will be locked until the player finds three key fragments. There will be gated room cells on the outside of the room. There will be a total of four cell rooms. In front of the player there will be an enemy rat he must kill in order to walk around. The room to the right when the player spawns will have a key fragment. Once the player collects the key fragment they can head out of the cell room and back into the main room. The cell room to the left when the player spawns will have a heart and a ammo pickup. They don't have too collect the heart or ammo to win but they are there for help. As the player moves more towards the giant door. There are two more cell rooms to the left and right. The left will cell room will contain a key fragment but the player must kill the enemy rat in order <text:s/>to collect the key fragment. Once collected the player can proceed towards the last cell room. Right before the cell room there will be a wizard rat protecting the cell room. There will be a key fragment inside the cell room to complete the four key fragments. The wizard rat will start shooting magic at you if close enough. The player must shoot the wizard rat with one of the note bullets. Once the wizard rat has died the player can collect the final key fragment and head towards the giant door. The door will open and the player can walk down the stairs to the basement. Once in the basement there will be a giant mother rat. She will be laying down in the middle of the room and you will have to kill her with a music note and the mother rat will die and the game ends in a Victory. In any point the player loses all their hearts the game will end.</text:p>
          <text:p text:style-name="P6"/>
        </text:list-item>
      </text:list>
      <text:p text:style-name="P1">6.Win and Lose Condition</text:p>
      <text:p text:style-name="P1"/>
      <text:list xml:id="list5873175524067427483" text:style-name="L4">
        <text:list-item>
          <text:p text:style-name="P8">O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h yuh</meta:initial-creator>
    <meta:creation-date>2016-06-13T08:20:25</meta:creation-date>
    <dc:date>2016-06-15T10:47:13</dc:date>
    <dc:creator>yuh yuh</dc:creator>
    <meta:editing-duration>PT2H31M51S</meta:editing-duration>
    <meta:editing-cycles>2</meta:editing-cycles>
    <meta:generator>OpenOffice/4.1.2$Unix OpenOffice.org_project/412m3$Build-9782</meta:generator>
    <meta:document-statistic meta:table-count="0" meta:image-count="0" meta:object-count="0" meta:page-count="2" meta:paragraph-count="18" meta:word-count="1103" meta:character-count="5644"/>
  </office:meta>
</office:document-meta>
</file>